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9305"/>
    </style:style>
    <style:style style:name="P2" style:family="paragraph" style:parent-style-name="Standard">
      <style:text-properties officeooo:rsid="0015c8c7" officeooo:paragraph-rsid="00179305"/>
    </style:style>
    <style:style style:name="P3" style:family="paragraph" style:parent-style-name="Standard">
      <style:text-properties officeooo:paragraph-rsid="0017cc5a"/>
    </style:style>
    <style:style style:name="P4" style:family="paragraph" style:parent-style-name="Standard">
      <style:text-properties officeooo:rsid="0017cc5a" officeooo:paragraph-rsid="0017cc5a"/>
    </style:style>
    <style:style style:name="T1" style:family="text">
      <style:text-properties officeooo:rsid="0015c8c7"/>
    </style:style>
    <style:style style:name="T2" style:family="text">
      <style:text-properties officeooo:rsid="00179305"/>
    </style:style>
    <style:style style:name="T3" style:family="text">
      <style:text-properties officeooo:rsid="0017c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Ó <text:span text:style-name="T1">1:</text:span></text:p>
      <text:p text:style-name="P2"/>
      <text:p text:style-name="P2"><text:span text:style-name="T2">#</text:span> Suma del Perímetro de figuras geométricas.</text:p>
      <text:p text:style-name="Standard"/>
      <text:p text:style-name="P1">ancho<text:span text:style-name="T2">1</text:span>= 4<text:line-break/>largo<text:span text:style-name="T2">2</text:span> = 5<text:line-break/><text:line-break/>suma = ancho<text:span text:style-name="T2">1</text:span> + largo<text:span text:style-name="T2">2</text:span><text:line-break/>print(f"La suma de {ancho<text:span text:style-name="T2">1</text:span>} y {largo<text:span text:style-name="T2">2</text:span>} es {suma}")</text:p>
      <text:p text:style-name="P1"/>
      <text:p text:style-name="P1"><text:line-break/><text:line-break/>DESAFIÓ 2:</text:p>
      <text:p text:style-name="P1"/>
      <text:p text:style-name="P3"><text:span text:style-name="T2">#</text:span> Á<text:span text:style-name="T1">rea de un Rectángulo </text:span></text:p>
      <text:p text:style-name="P3"/>
      <text:p text:style-name="P3">mensaje_inicio = "Este programa calcula el área de un rectángulo."<text:line-break/></text:p>
      <text:p text:style-name="P3"># Definimos las dimensiones del rectángulo<text:line-break/><text:span text:style-name="T3">ancho1= 8</text:span></text:p>
      <text:p text:style-name="P4">largo2=10</text:p>
      <text:p text:style-name="P3"/>
      <text:p text:style-name="P3"># Cálculo del área</text:p>
      <text:p text:style-name="P3">area = ancho<text:span text:style-name="T3">1</text:span> * largo<text:span text:style-name="T3">2</text:span><text:line-break/></text:p>
      <text:p text:style-name="P3"># Texto con el resultado</text:p>
      <text:p text:style-name="P3">mensaje = f"Se calculará el área de un rectángulo de ancho {ancho<text:span text:style-name="T2">1</text:span>} y largo {largo<text:span text:style-name="T2">2</text:span>}, cuya área será {área rectángulo}"<text:line-break/><text:line-break/># Mostramos todo al usuario</text:p>
      <text:p text:style-name="P3">print(mensaje_inicio)</text:p>
      <text:p text:style-name="P3">print(mensaje_resultado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5:30:13.386995900</meta:creation-date>
    <meta:editing-cycles>2</meta:editing-cycles>
    <meta:editing-duration>PT12M</meta:editing-duration>
    <dc:date>2025-04-05T15:52:58.113510900</dc:date>
    <meta:generator>LibreOffice/25.2.2.2$Windows_X86_64 LibreOffice_project/7370d4be9e3cf6031a51beef54ff3bda878e3fac</meta:generator>
    <meta:document-statistic meta:table-count="0" meta:image-count="0" meta:object-count="0" meta:page-count="1" meta:paragraph-count="14" meta:word-count="94" meta:character-count="571" meta:non-whitespace-character-count="484"/>
  </office:meta>
</office:document-meta>
</file>